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, monospace, monospace, 'Droid Sans Fallback'"/>
    <style:font-face style:name="Droid Sans Mono" svg:font-family="'Droid Sans Mono', monospace, monospace, 'Droid Sans Fallback', 'Noto Color Emoji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587f" officeooo:paragraph-rsid="001e587f"/>
    </style:style>
    <style:style style:name="P2" style:family="paragraph" style:parent-style-name="Standard">
      <style:text-properties officeooo:rsid="001f2781" officeooo:paragraph-rsid="001f2781"/>
    </style:style>
    <style:style style:name="P3" style:family="paragraph" style:parent-style-name="Standard">
      <style:text-properties officeooo:rsid="001f93dd" officeooo:paragraph-rsid="001f93dd"/>
    </style:style>
    <style:style style:name="P4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5" style:family="paragraph" style:parent-style-name="Standard">
      <style:text-properties fo:color="#d4d4d4" style:font-name="Droid Sans Mono" fo:font-size="13.5pt" fo:font-weight="normal" officeooo:rsid="0021a6f5" officeooo:paragraph-rsid="0021a6f5" fo:background-color="#1e1e1e"/>
    </style:style>
    <style:style style:name="P6" style:family="paragraph" style:parent-style-name="Standard">
      <style:paragraph-properties style:line-height-at-least="0.635cm"/>
      <style:text-properties fo:color="#d4d4d4" style:font-name="Droid Sans Mono1" fo:font-size="13.5pt" fo:font-weight="normal" fo:background-color="#1e1e1e"/>
    </style:style>
    <style:style style:name="P7" style:family="paragraph" style:parent-style-name="Standard">
      <style:paragraph-properties style:line-height-at-least="0.635cm"/>
      <style:text-properties fo:color="#d4d4d4" style:font-name="Droid Sans Mono1" fo:font-size="13.5pt" fo:font-weight="normal" officeooo:paragraph-rsid="00307f1c" fo:background-color="#1e1e1e"/>
    </style:style>
    <style:style style:name="P8" style:family="paragraph" style:parent-style-name="Standard">
      <style:text-properties fo:color="#d4d4d4" style:font-name="Droid Sans Mono1" fo:font-size="13.5pt" fo:font-weight="normal" officeooo:paragraph-rsid="002a7ed1" fo:background-color="#1e1e1e"/>
    </style:style>
    <style:style style:name="P9" style:family="paragraph" style:parent-style-name="Standard">
      <style:text-properties fo:color="#d4d4d4" style:font-name="Droid Sans Mono1" fo:font-size="13.5pt" fo:font-weight="normal" officeooo:rsid="002deb14" officeooo:paragraph-rsid="002deb14" fo:background-color="#1e1e1e"/>
    </style:style>
    <style:style style:name="P10" style:family="paragraph" style:parent-style-name="Standard">
      <style:text-properties fo:color="#d4d4d4" style:font-name="Droid Sans Mono1" fo:font-size="13.5pt" fo:font-weight="normal" officeooo:rsid="0033cd67" officeooo:paragraph-rsid="0033cd67" fo:background-color="#1e1e1e"/>
    </style:style>
    <style:style style:name="P11" style:family="paragraph" style:parent-style-name="Standard">
      <style:text-properties officeooo:rsid="0021a6f5" officeooo:paragraph-rsid="0021a6f5"/>
    </style:style>
    <style:style style:name="P12" style:family="paragraph" style:parent-style-name="Standard">
      <style:text-properties officeooo:rsid="00236056" officeooo:paragraph-rsid="00236056"/>
    </style:style>
    <style:style style:name="P13" style:family="paragraph" style:parent-style-name="Standard">
      <style:text-properties officeooo:rsid="00246d27" officeooo:paragraph-rsid="00246d27"/>
    </style:style>
    <style:style style:name="P14" style:family="paragraph" style:parent-style-name="Standard">
      <style:text-properties officeooo:rsid="00278607" officeooo:paragraph-rsid="00278607"/>
    </style:style>
    <style:style style:name="P15" style:family="paragraph" style:parent-style-name="Preformatted_20_Text">
      <style:text-properties officeooo:rsid="00278607" officeooo:paragraph-rsid="00278607"/>
    </style:style>
    <style:style style:name="P16" style:family="paragraph" style:parent-style-name="Preformatted_20_Text">
      <style:paragraph-properties fo:margin-top="0cm" fo:margin-bottom="0.499cm" loext:contextual-spacing="false"/>
    </style:style>
    <style:style style:name="P17" style:family="paragraph" style:parent-style-name="Text_20_body">
      <style:text-properties officeooo:rsid="0028da36" officeooo:paragraph-rsid="0028da36"/>
    </style:style>
    <style:style style:name="P18" style:family="paragraph" style:parent-style-name="Text_20_body">
      <style:text-properties officeooo:paragraph-rsid="0028da36"/>
    </style:style>
    <style:style style:name="P19" style:family="paragraph" style:parent-style-name="Text_20_body">
      <style:text-properties officeooo:rsid="002a7ed1" officeooo:paragraph-rsid="002a7ed1"/>
    </style:style>
    <style:style style:name="P20" style:family="paragraph" style:parent-style-name="Text_20_body">
      <style:text-properties officeooo:rsid="002deb14" officeooo:paragraph-rsid="002deb14"/>
    </style:style>
    <style:style style:name="P21" style:family="paragraph" style:parent-style-name="Text_20_body">
      <style:text-properties officeooo:rsid="0032e8f3" officeooo:paragraph-rsid="0032e8f3"/>
    </style:style>
    <style:style style:name="P22" style:family="paragraph" style:parent-style-name="Text_20_body">
      <style:text-properties officeooo:rsid="0033cd67" officeooo:paragraph-rsid="0033cd67"/>
    </style:style>
    <style:style style:name="P23" style:family="paragraph" style:parent-style-name="Standard">
      <style:paragraph-properties style:line-height-at-least="0.635cm"/>
      <style:text-properties fo:color="#d4d4d4" style:font-name="Droid Sans Mono1" fo:font-size="13.5pt" fo:font-weight="normal" fo:background-color="#1e1e1e"/>
    </style:style>
    <style:style style:name="P24" style:family="paragraph" style:parent-style-name="Standard">
      <style:text-properties fo:color="#d4d4d4" style:font-name="Droid Sans Mono1" fo:font-size="13.5pt" fo:font-weight="normal" officeooo:rsid="0036f911" officeooo:paragraph-rsid="0036f911" fo:background-color="#1e1e1e"/>
    </style:style>
    <style:style style:name="P25" style:family="paragraph" style:parent-style-name="Standard">
      <style:paragraph-properties style:line-height-at-least="0.635cm"/>
    </style:style>
    <style:style style:name="P26" style:family="paragraph" style:parent-style-name="Text_20_body">
      <style:text-properties officeooo:rsid="0033cd67" officeooo:paragraph-rsid="0033cd67"/>
    </style:style>
    <style:style style:name="P27" style:family="paragraph" style:parent-style-name="Text_20_body">
      <style:text-properties officeooo:rsid="0036f911" officeooo:paragraph-rsid="0036f911"/>
    </style:style>
    <style:style style:name="P28" style:family="paragraph" style:parent-style-name="Text_20_body">
      <style:text-properties officeooo:rsid="00371f20" officeooo:paragraph-rsid="00371f20"/>
    </style:style>
    <style:style style:name="T1" style:family="text">
      <style:text-properties fo:color="#569cd6"/>
    </style:style>
    <style:style style:name="T2" style:family="text">
      <style:text-properties fo:color="#569cd6" officeooo:rsid="002a7ed1"/>
    </style:style>
    <style:style style:name="T3" style:family="text">
      <style:text-properties fo:color="#9cdcfe"/>
    </style:style>
    <style:style style:name="T4" style:family="text">
      <style:text-properties fo:color="#9cdcfe" officeooo:rsid="002a7ed1"/>
    </style:style>
    <style:style style:name="T5" style:family="text">
      <style:text-properties fo:color="#9cdcfe" style:font-name="Droid Sans Mono1" fo:font-size="13.5pt" fo:font-weight="normal" fo:background-color="#1e1e1e" loext:char-shading-value="0"/>
    </style:style>
    <style:style style:name="T6" style:family="text">
      <style:text-properties fo:color="#dcdcaa"/>
    </style:style>
    <style:style style:name="T7" style:family="text">
      <style:text-properties fo:color="#dcdcaa" officeooo:rsid="002a7ed1"/>
    </style:style>
    <style:style style:name="T8" style:family="text">
      <style:text-properties fo:color="#ce9178"/>
    </style:style>
    <style:style style:name="T9" style:family="text">
      <style:text-properties fo:color="#ce9178" officeooo:rsid="002a7ed1"/>
    </style:style>
    <style:style style:name="T10" style:family="text">
      <style:text-properties officeooo:rsid="001fc4d4"/>
    </style:style>
    <style:style style:name="T11" style:family="text">
      <style:text-properties officeooo:rsid="0025efd7"/>
    </style:style>
    <style:style style:name="T12" style:family="text">
      <style:text-properties officeooo:rsid="00278607"/>
    </style:style>
    <style:style style:name="T13" style:family="text">
      <style:text-properties officeooo:rsid="0028da36"/>
    </style:style>
    <style:style style:name="T14" style:family="text">
      <style:text-properties officeooo:rsid="002a7ed1"/>
    </style:style>
    <style:style style:name="T15" style:family="text">
      <style:text-properties fo:color="#d4d4d4" style:font-name="Droid Sans Mono1" fo:font-size="13.5pt" fo:font-weight="normal" fo:background-color="#1e1e1e" loext:char-shading-value="0"/>
    </style:style>
    <style:style style:name="T16" style:family="text">
      <style:text-properties fo:color="#c586c0"/>
    </style:style>
    <style:style style:name="T17" style:family="text">
      <style:text-properties fo:color="#b5cea8"/>
    </style:style>
    <style:style style:name="T18" style:family="text">
      <style:text-properties officeooo:rsid="003203a9"/>
    </style:style>
    <style:style style:name="T19" style:family="text">
      <style:text-properties officeooo:rsid="00351235"/>
    </style:style>
    <style:style style:name="T20" style:family="text">
      <style:text-properties fo:color="#4ec9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Adding middleware to single route and exporting middleware</text:p>
      <text:p text:style-name="P2">1- Create a folder helper in root</text:p>
      <text:p text:style-name="P2">2- create afile auth.js in it</text:p>
      <text:p text:style-name="P3">3-<text:span text:style-name="T10">Create middleware and export it in auth.js</text:span></text:p>
      <text:p text:style-name="P3"/>
      <text:p text:style-name="P11">module.exports = {</text:p>
      <text:p text:style-name="P11"><text:s text:c="4"/>ensureAunthenticated : function(req,res,next){</text:p>
      <text:p text:style-name="P11"><text:s text:c="8"/>if(req.isAuthenticated()){</text:p>
      <text:p text:style-name="P11"><text:s text:c="12"/>return next();</text:p>
      <text:p text:style-name="P11"><text:s text:c="8"/>}</text:p>
      <text:p text:style-name="P11"><text:s text:c="8"/>req.flash('error_msg','Not Authorized');</text:p>
      <text:p text:style-name="P11"><text:s text:c="8"/>res.redirect('/users/login');</text:p>
      <text:p text:style-name="P11"><text:s text:c="4"/>}</text:p>
      <text:p text:style-name="P11">}</text:p>
      <text:p text:style-name="P11"/>
      <text:p text:style-name="P11">4- require file in ideas.js</text:p>
      <text:p text:style-name="P5"><text:span text:style-name="T1">const</text:span> {<text:span text:style-name="T3">ensureAunthenticated</text:span>} = <text:span text:style-name="T6">require</text:span>(<text:span text:style-name="T8">'../helpers/auth'</text:span>);</text:p>
      <text:p text:style-name="P4"/>
      <text:p text:style-name="P12">5- use middlewa<text:span text:style-name="T11">s a parameter in get method</text:span></text:p>
      <text:p text:style-name="P13">/Idea Index Page</text:p>
      <text:p text:style-name="P13">router.get('/',ensureAunthenticated, (req, res) =&gt; {</text:p>
      <text:p text:style-name="P13"><text:s text:c="4"/>Idea.find({})</text:p>
      <text:p text:style-name="P13"><text:s text:c="8"/>.sort({ date: 'desc' })</text:p>
      <text:p text:style-name="P13"><text:s text:c="8"/>.then((ideas) =&gt; {</text:p>
      <text:p text:style-name="P13"><text:s text:c="12"/>res.render('ideas/index', {</text:p>
      <text:p text:style-name="P13"><text:s text:c="16"/>ideas: ideas</text:p>
      <text:p text:style-name="P13"><text:s text:c="12"/>});</text:p>
      <text:p text:style-name="P13"><text:s text:c="8"/>});</text:p>
      <text:p text:style-name="P13">});</text:p>
      <text:p text:style-name="P13"/>
      <text:p text:style-name="P13"/>
      <text:p text:style-name="P13"/>
      <text:p text:style-name="P13"/>
      <text:p text:style-name="P13"/>
      <text:p text:style-name="P14">2)Middlewares</text:p>
      <text:p text:style-name="P14">Middlewares are created like -</text:p>
      <text:p text:style-name="P15"><text:span text:style-name="Source_20_Text">var myLogger = function (req, res, next) {</text:span></text:p>
      <text:p text:style-name="Preformatted_20_Text"><text:span text:style-name="Source_20_Text"><text:s text:c="2"/>console.log('LOGGED')</text:span></text:p>
      <text:p text:style-name="Preformatted_20_Text"><text:span text:style-name="Source_20_Text"><text:s text:c="2"/>next()</text:span></text:p>
      <text:p text:style-name="P16"><text:span text:style-name="Source_20_Text">}</text:span></text:p>
      <text:p text:style-name="Text_20_body"><text:line-break/><text:span text:style-name="T12">and used like(used just before index route) -</text:span></text:p>
      <text:p text:style-name="Preformatted_20_Text"><text:span text:style-name="Source_20_Text">app.use(myLogger)</text:span></text:p>
      <text:p text:style-name="Preformatted_20_Text"/>
      <text:p text:style-name="Preformatted_20_Text"><text:span text:style-name="Source_20_Text">app.get('/', function (req, res) {</text:span></text:p>
      <text:p text:style-name="Preformatted_20_Text"><text:span text:style-name="Source_20_Text"><text:s text:c="2"/>res.send('Hello World!')</text:span></text:p>
      <text:p text:style-name="P16"><text:span text:style-name="Source_20_Text">})</text:span></text:p>
      <text:p text:style-name="Text_20_body"/>
      <text:p text:style-name="P17">Creating and using middleware at same time - </text:p>
      <text:p text:style-name="P17"><text:soft-page-break/>app.use((req,res,next) =&gt; {</text:p>
      <text:p text:style-name="P17"><text:s text:c="2"/>var now = new Date().toString();</text:p>
      <text:p text:style-name="P17"><text:s text:c="2"/>var log = `${now}: ${req.method} ${req.url}`</text:p>
      <text:p text:style-name="P17"><text:s text:c="2"/>console.log(log);</text:p>
      <text:p text:style-name="P17"><text:s text:c="2"/>fs.appendFile('server.log',log + '\n', (err) =&gt; {</text:p>
      <text:p text:style-name="P17"><text:s text:c="4"/>if(err)</text:p>
      <text:p text:style-name="P17"><text:s text:c="4"/>{</text:p>
      <text:p text:style-name="P17"><text:s text:c="6"/>console.log('Unable to append to server.log');</text:p>
      <text:p text:style-name="P17"><text:s text:c="4"/>}</text:p>
      <text:p text:style-name="P17"><text:s text:c="2"/>});</text:p>
      <text:p text:style-name="P17"><text:s text:c="2"/>next();</text:p>
      <text:p text:style-name="P18"><text:span text:style-name="T13">});</text:span><text:line-break/></text:p>
      <text:p text:style-name="P18"/>
      <text:p text:style-name="P18"/>
      <text:p text:style-name="P18"/>
      <text:p text:style-name="P19">3) Getting query parameters</text:p>
      <text:p text:style-name="P19"><text:a xlink:type="simple" xlink:href="http://localhost:3000/api/post/22/1?name=akash" text:style-name="Internet_20_link" text:visited-style-name="Visited_20_Internet_20_Link">http://localhost:3000/api/post/22/1?name=akash</text:a> </text:p>
      <text:p text:style-name="P19">if this is url and we want name then we use <text:s/><text:span text:style-name="T5">req</text:span><text:span text:style-name="T15">.</text:span><text:span text:style-name="T5">query</text:span></text:p>
      <text:p text:style-name="P8"><text:span text:style-name="T4">app</text:span><text:span text:style-name="T14">.</text:span><text:span text:style-name="T7">get</text:span><text:span text:style-name="T14">(</text:span><text:span text:style-name="T9">'/api/post/:year/:month'</text:span><text:span text:style-name="T14">,(</text:span><text:span text:style-name="T4">req</text:span><text:span text:style-name="T14">,</text:span><text:span text:style-name="T4">res</text:span><text:span text:style-name="T14">) </text:span><text:span text:style-name="T2">=&gt;</text:span><text:span text:style-name="T14"> {</text:span></text:p>
      <text:p text:style-name="P6"><text:span text:style-name="T3">res</text:span>.<text:span text:style-name="T6">send</text:span>(<text:span text:style-name="T3">req</text:span>.<text:span text:style-name="T3">query</text:span>);</text:p>
      <text:p text:style-name="P6">})</text:p>
      <text:p text:style-name="P19"/>
      <text:p text:style-name="P19"/>
      <text:p text:style-name="P20">5) Respon<text:span text:style-name="T18">d</text:span> with status and then send error msg</text:p>
      <text:p text:style-name="P9"><text:span text:style-name="T3">app</text:span>.<text:span text:style-name="T6">get</text:span>(<text:span text:style-name="T8">'/api/courses/:id'</text:span>,(<text:span text:style-name="T3">req</text:span>,<text:span text:style-name="T3">res</text:span>) <text:span text:style-name="T1">=&gt;</text:span> {</text:p>
      <text:p text:style-name="P6"><text:span text:style-name="T1">const</text:span> <text:span text:style-name="T3">course</text:span> = <text:span text:style-name="T3">courses</text:span>.<text:span text:style-name="T6">find</text:span>(<text:span text:style-name="T3">c</text:span> <text:span text:style-name="T1">=&gt;</text:span> <text:span text:style-name="T3">c</text:span>.<text:span text:style-name="T3">id</text:span> === <text:span text:style-name="T6">parseInt</text:span>(<text:span text:style-name="T3">req</text:span>.<text:span text:style-name="T3">params</text:span>.<text:span text:style-name="T3">id</text:span>));</text:p>
      <text:p text:style-name="P6"><text:span text:style-name="T16">if</text:span>(!<text:span text:style-name="T3">course</text:span>)</text:p>
      <text:p text:style-name="P6">{</text:p>
      <text:p text:style-name="P6"><text:span text:style-name="T3">res</text:span>.<text:span text:style-name="T6">status</text:span>(<text:span text:style-name="T17">404</text:span>).<text:span text:style-name="T6">send</text:span>(<text:span text:style-name="T8">'The course with the given ID was not found'</text:span>);</text:p>
      <text:p text:style-name="P6">}</text:p>
      <text:p text:style-name="P7"><text:span text:style-name="T3">res</text:span>.<text:span text:style-name="T6">send</text:span>(<text:span text:style-name="T3">course</text:span>)</text:p>
      <text:p text:style-name="P7">})</text:p>
      <text:p text:style-name="P20"/>
      <text:p text:style-name="P20"><text:soft-page-break/></text:p>
      <text:p text:style-name="P20"/>
      <text:p text:style-name="P21">6) Custom Cors error handling for all routes and methods</text:p>
      <text:p text:style-name="P21">basics- CORS does not affect postman as it is not a browser but it affects browser as browser checks if it is allowed to make request and all that stuffs</text:p>
      <text:p text:style-name="P21"/>
      <text:p text:style-name="P22">snippet <text:s/>- <text:span text:style-name="T19">Paste it before routes</text:span></text:p>
      <text:p text:style-name="P10"><text:span text:style-name="T3">app</text:span>.<text:span text:style-name="T6">use</text:span>((<text:span text:style-name="T3">req</text:span>,<text:span text:style-name="T3">res</text:span>,<text:span text:style-name="T3">next</text:span>) <text:span text:style-name="T1">=&gt;</text:span> {</text:p>
      <text:p text:style-name="P6"><text:span text:style-name="T3">res</text:span>.<text:span text:style-name="T6">header</text:span>(<text:span text:style-name="T8">"Access-Control-Allow-Origin"</text:span>,<text:span text:style-name="T8">"*"</text:span>);</text:p>
      <text:p text:style-name="P6"><text:span text:style-name="T3">res</text:span>.<text:span text:style-name="T6">header</text:span>(<text:span text:style-name="T8">"Access-Control-Allow-Headers"</text:span>,<text:span text:style-name="T8">"*"</text:span>);</text:p>
      <text:p text:style-name="P6"><text:span text:style-name="T16">if</text:span>(<text:span text:style-name="T3">req</text:span>.<text:span text:style-name="T3">method</text:span> == <text:span text:style-name="T8">"OPTIONS"</text:span>) {</text:p>
      <text:p text:style-name="P6"><text:span text:style-name="T3">res</text:span>.<text:span text:style-name="T6">header</text:span>(<text:span text:style-name="T8">'Access-Control-Allow-Methods'</text:span>,<text:span text:style-name="T8">"*"</text:span>);</text:p>
      <text:p text:style-name="P6"><text:span text:style-name="T16">return</text:span> <text:span text:style-name="T3">res</text:span>.<text:span text:style-name="T6">status</text:span>(<text:span text:style-name="T17">200</text:span>).<text:span text:style-name="T6">json</text:span>({})</text:p>
      <text:p text:style-name="P6">}</text:p>
      <text:p text:style-name="P6"><text:span text:style-name="T6">next</text:span>();</text:p>
      <text:p text:style-name="P6">})</text:p>
      <text:p text:style-name="P22"/>
      <text:p text:style-name="P22"/>
      <text:p text:style-name="P22"/>
      <text:p text:style-name="P22"/>
      <text:p text:style-name="P27">7) New way of handling errors with middlewares</text:p>
      <text:p text:style-name="P28">below all routes , place the two middlewares, in first middleware, create new error, attach status to created error and pass error to next middleware</text:p>
      <text:p text:style-name="P28">In second middleware, send error and status code as json</text:p>
      <text:p text:style-name="P24"><text:span text:style-name="T3">app</text:span>.<text:span text:style-name="T6">get</text:span>(<text:span text:style-name="T8">'/'</text:span>,(<text:span text:style-name="T3">req</text:span>,<text:span text:style-name="T3">res</text:span>) <text:span text:style-name="T1">=&gt;</text:span> {</text:p>
      <text:p text:style-name="P6"><text:span text:style-name="T3">res</text:span>.<text:span text:style-name="T6">json</text:span>({<text:span text:style-name="T3">hello:</text:span><text:span text:style-name="T8">'world'</text:span>});</text:p>
      <text:p text:style-name="P6">})</text:p>
      <text:p text:style-name="P25"/>
      <text:p text:style-name="P6"><text:span text:style-name="T3">app</text:span>.<text:span text:style-name="T6">use</text:span>((<text:span text:style-name="T3">req</text:span>,<text:span text:style-name="T3">res</text:span>,<text:span text:style-name="T3">next</text:span>) <text:span text:style-name="T1">=&gt;</text:span> {</text:p>
      <text:p text:style-name="P6"><text:span text:style-name="T1">const</text:span> <text:span text:style-name="T3">err</text:span> = <text:span text:style-name="T1">new</text:span> <text:span text:style-name="T20">Error</text:span>(<text:span text:style-name="T8">'Not Found'</text:span>);</text:p>
      <text:p text:style-name="P6"><text:span text:style-name="T3">err</text:span>.<text:span text:style-name="T3">status</text:span> = <text:span text:style-name="T17">404</text:span>;</text:p>
      <text:p text:style-name="P6"><text:span text:style-name="T6">next</text:span>(<text:span text:style-name="T3">err</text:span>)</text:p>
      <text:p text:style-name="P6">});</text:p>
      <text:p text:style-name="P25"/>
      <text:p text:style-name="P6"><text:span text:style-name="T3">app</text:span>.<text:span text:style-name="T6">use</text:span>((<text:span text:style-name="T3">err</text:span>,<text:span text:style-name="T3">req</text:span>,<text:span text:style-name="T3">res</text:span>,<text:span text:style-name="T3">next</text:span>) <text:span text:style-name="T1">=&gt;</text:span> {</text:p>
      <text:p text:style-name="P6"><text:span text:style-name="T3">res</text:span>.<text:span text:style-name="T6">status</text:span>(<text:span text:style-name="T3">err</text:span>.<text:span text:style-name="T3">status</text:span> || <text:span text:style-name="T17">5000</text:span>).<text:span text:style-name="T6">json</text:span>({</text:p>
      <text:p text:style-name="P6"><text:soft-page-break/><text:span text:style-name="T3">err:</text:span> <text:span text:style-name="T3">err</text:span>.<text:span text:style-name="T3">message</text:span> || <text:span text:style-name="T8">'Something went wrong'</text:span></text:p>
      <text:p text:style-name="P6">})</text:p>
      <text:p text:style-name="P6">})</text:p>
      <text:p text:style-name="P25"/>
      <text:p text:style-name="P6"><text:span text:style-name="T3">app</text:span>.<text:span text:style-name="T6">listen</text:span>(<text:span text:style-name="T3">port</text:span>,() <text:span text:style-name="T1">=&gt;</text:span> {</text:p>
      <text:p text:style-name="P6"><text:span text:style-name="T20">console</text:span>.<text:span text:style-name="T6">log</text:span>(<text:span text:style-name="T8">`Server started on port </text:span><text:span text:style-name="T1">${</text:span><text:span text:style-name="T3">port</text:span><text:span text:style-name="T1">}</text:span><text:span text:style-name="T8">`</text:span>);</text:p>
      <text:p text:style-name="P6">})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, monospace, monospace, 'Droid Sans Fallback'"/>
    <style:font-face style:name="Droid Sans Mono" svg:font-family="'Droid Sans Mono', monospace, monospace, 'Droid Sans Fallback', 'Noto Color Emoji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3:38:23.995901701</meta:creation-date>
    <dc:date>2018-11-18T20:58:28.483400003</dc:date>
    <meta:editing-duration>PT1H3M1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4" meta:paragraph-count="96" meta:word-count="359" meta:character-count="2823" meta:non-whitespace-character-count="2398"/>
  </office:meta>
</office:document-meta>
</file>